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paragraph-properties fo:margin-left="0cm" fo:margin-right="0cm" fo:text-align="center" style:justify-single-word="false" fo:text-indent="0cm" style:auto-text-indent="false"/>
      <style:text-properties fo:font-size="14pt" fo:language="ru" fo:country="RU" fo:font-style="italic" style:text-underline-style="solid" style:text-underline-width="auto" style:text-underline-color="font-color" style:font-size-asian="14pt" style:font-style-asian="italic" style:font-size-complex="14pt" style:font-style-complex="italic"/>
    </style:style>
    <style:style style:name="P3" style:family="paragraph" style:parent-style-name="Standard" style:master-page-name="">
      <style:paragraph-properties fo:margin-left="0cm" fo:margin-right="0cm" fo:text-align="center" style:justify-single-word="false" fo:text-indent="0cm" style:auto-text-indent="false" style:page-number="auto"/>
      <style:text-properties fo:font-size="16pt" fo:language="ru" fo:country="RU" fo:font-weight="bold" style:font-size-asian="16pt" style:font-weight-asian="bold" style:font-size-complex="16pt" style:font-weight-complex="bold"/>
    </style:style>
    <style:style style:name="P4" style:family="paragraph" style:parent-style-name="Standard">
      <style:text-properties fo:language="ru" fo:country="RU"/>
    </style:style>
    <style:style style:name="P5" style:family="paragraph" style:parent-style-name="Standard">
      <style:text-properties fo:language="en" fo:country="US"/>
    </style:style>
    <style:style style:name="P6" style:family="paragraph" style:parent-style-name="Standard">
      <style:paragraph-properties fo:margin-left="0cm" fo:margin-right="0cm" fo:text-align="center" style:justify-single-word="false" fo:text-indent="0cm" style:auto-text-indent="false"/>
      <style:text-properties fo:font-size="14pt" fo:language="ru" fo:country="RU" fo:font-style="italic" style:text-underline-style="solid" style:text-underline-width="auto" style:text-underline-color="font-color" style:font-size-asian="14pt" style:font-style-asian="italic" style:font-size-complex="14pt" style:font-style-complex="italic"/>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Сводка новшеств и особенностей диалекта Оберон-3</text:p>
      <text:p text:style-name="P1"/>
      <text:p text:style-name="P2">Новшества</text:p>
      <text:p text:style-name="P1">Секции CONST, TYPE, VAR в модулях могут объявляться после объявления процедур, что позволяет сгруппировать переменные, типы и константы для каждой процедуры и повышает удобочитаемость программы.</text:p>
      <text:p text:style-name="P1"/>
      <text:p text:style-name="P1">Функция LEN(str$) применима только к строкам, оканчивающимся нуль-терминированным символом 0Х. В противном случае генерируется ошибка «Value out of range».</text:p>
      <text:p text:style-name="P1"/>
      <text:p text:style-name="P1">Тип массив расширен константными массивами, что позволяет присвоить значение целиком всему массиву одним оператором, например:</text:p>
      <text:p text:style-name="P1">TYPE</text:p>
      <text:p text:style-name="P1">Dir = ARRAY 8 OF SHORTINT;</text:p>
      <text:p text:style-name="P1">CONST</text:p>
      <text:p text:style-name="P1">DirX = Dir ( +1, +1, +1, <text:s/>0, -1, -1, -1, <text:s/>0);</text:p>
      <text:p text:style-name="P1">DirY = Dir ( -1, <text:s/>0, +1, +1, +1, <text:s/>0, -1, -1);</text:p>
      <text:p text:style-name="P1">При этом экспортированные константные массивы являются константами (их элементы не подлежат изменению).</text:p>
      <text:p text:style-name="P1"/>
      <text:p text:style-name="P1">Обязательное использование «^» при обращении к указателям. Это структурирует программу, устраняет двоякость записи и восприятия, дисциплинирует программистов, а также повышает удобочитаемость программы.</text:p>
      <text:p text:style-name="P1"/>
      <text:p text:style-name="P1">В описании формальных параметров процедур нет идентификаторов IN и OUT. По умолчанию массивы и записи без идентификатора <text:span text:style-name="T1">VAR </text:span>передаются в процедуру по ссылке и доступны в процедуре только для чтения. Идентификатор <text:span text:style-name="T1">OUT </text:span>Компонентном Паскале реализован только для указателей, поэтому в определённом смысле дублирует идентификатор <text:span text:style-name="T1">VAR, а </text:span>также может привести к побочным эффектам при некорректном использовании (например, присвоение указателю <text:span text:style-name="T1">NIL</text:span>).</text:p>
      <text:p text:style-name="P1"/>
      <text:p text:style-name="P1">Новый синтаксис охраны типа операторами <text:span text:style-name="T1">IS </text:span>и <text:span text:style-name="T1">WITH </text:span>направлен на удобочитаемость программы и возник из работы Патрика Реали «Критика языка Оберон». Он связан с тем, что выражение x(T) может обозначать как процедуру х с параметром Т, так и то, что запись х имеет тип Т. Поэтому для охраны типа сделано выражение х(:Т).</text:p>
      <text:p text:style-name="P1"/>
      <text:p text:style-name="P1">Явная маркировка использования VAR-параметров в теле программы при вызове процедуры также направлена на повышение удобочитаемости в том смысле, что показывает программисту, что данный параметр может быть изменён в теле процедуры. Синтаксис следующий:</text:p>
      <text:p text:style-name="P1">PROCEDURE Code (VAR x: INTEGER);</text:p>
      <text:p text:style-name="P1">…</text:p>
      <text:p text:style-name="P5">END Code;</text:p>
      <text:p text:style-name="P1">Code(@х)</text:p>
      <text:p text:style-name="P1"/>
      <text:p text:style-name="P2">Особенности</text:p>
      <text:p text:style-name="P1">Расширенные типы данных в связи с тем, что Оберон-3 проектировался с оглядкой на 8-, 16- и 32-разрядные микроконтроллеры, хотя может использоваться и для 64-битных архитектур.</text:p>
      <text:p text:style-name="P1"/>
      <text:p text:style-name="P1">INT8, INT16, INT32 и INT64 – целые типы указанной разрядности и нет типов SHORTINT и LONGINT.</text:p>
      <text:p text:style-name="P1">INTEGER – абстрактный целый тип, подходящий для платформы (может быть 2-байтным в случае опции -21 (-22), в остальных случаях 32-битный). Это похоже на 16-битный INTEGER в Turbo Pascal и 32-битный в Delphi).</text:p>
      <text:p text:style-name="P1">ADRINT – целое адресной разрядности.</text:p>
      <text:p text:style-name="P1">REAL32, REAL64 – вещественные типы.</text:p>
      <text:p text:style-name="P1">REAL – абстрактный вещественный тип. Всегда 32-битный.</text:p>
      <text:p text:style-name="P1">CHAR8 (он же CHAR) и CHAR16 – символьные типы.</text:p>
      <text:p text:style-name="P1">CHAR – абстрактный символьный тип. Всегда 8-битный.</text:p>
      <text:p text:style-name="P1">SET8, SET16, SET32 и SET64 – битовые типы. Пока не реализованы.</text:p>
      <text:p text:style-name="P1">SET – абстрактный битовый тип, разрядность зависит от опций (-21 – 1 байт; -22 – 2 байта; в остальных <text:soft-page-break/>случаях 32 бит).</text:p>
      <text:p text:style-name="P1">BOOLEAN – логический тип.</text:p>
      <text:p text:style-name="P1">SYSTEM.BYTE – беззнаковый байт.</text:p>
      <text:p text:style-name="P1"/>
      <text:p text:style-name="P1">Переменная цикла FOR внутри цикла FOR считается компилятором переменной только для чтения.</text:p>
      <text:p text:style-name="P1"/>
      <text:p text:style-name="P1">Строковая конкатенация аналогична Компонентному Паскалю (через «+»).</text:p>
      <text:p text:style-name="P1"/>
      <text:p text:style-name="P1">Отсутствие неявного приведения к 32-битному целому коротких целых типов при целочисленных расчётах (как в Обероне и Обероне-2), в отличие от Компонентного Паскаля.</text:p>
      <text:p text:style-name="P1"/>
      <text:p text:style-name="P1">Нет атрибутов у записей и методов – работа с записями и методами как в Обероне-2: все записи являются по умолчанию расширяемыми, все методы перекрываемыми.</text:p>
      <text:p text:style-name="P1"/>
      <text:p text:style-name="P1">Операции нулевого деления DIV0 и остатка REM0 реализованы аналогично языку Си в связи с тем, что эти операции более эффективны с точки зрения реализации и могут быть полезны для облегчения переноса кода с Си или Паскаля на Оберон-3, а также для реализации с помощью одной команды CPU (это важно для архитектур, где они реализованы программно) и для улучшения совместимости с GPCP.</text:p>
      <text:p text:style-name="P1"/>
      <text:p text:style-name="P1">Встроенная функция BITS работает аналогично соответствующей функции в Компонентном Паскале.</text:p>
      <text:p text:style-name="P1"/>
      <text:p text:style-name="P1">ORD(<text:span text:style-name="T1">BOOLEAN</text:span>) и ORD(<text:span text:style-name="T1">SET</text:span>) – полезные, эффективные и хорошо зарекомендовавшие себя возможности. ORD(<text:span text:style-name="T1">BOOLEAN</text:span>) является симметричной к BITS.</text:p>
      <text:p text:style-name="P1"/>
      <text:p text:style-name="P1">Представление шестнадцатеричных литералов с помощью суффикса 'H' используется для описания литералов любого целочисленного типа. Необходимо уйти от задания знака числа через значение бита, поскольку это опирается на формат низкоуровневого битового представления чисел. Для принудительного преобразования целочисленной переменной из типа INT64 в тип INT32 необходимо использовать SYSTEM.VAL.</text:p>
      <text:p text:style-name="P1"/>
      <text:p text:style-name="P1">Суффикс 'D' для вещественных чисел двойной точности возник из-за того, что в случае отсутствия (или нежелательности её использования) длинной вещественной арифметики на слабых архитектурах необходимо её минимизировать. Вещественные числа и константы по умолчанию имеют тип REAL32, увеличение точности до REAL64 происходит при явном задании суффикса 'D' или операции LONG.</text:p>
      <text:p text:style-name="P1"/>
      <text:p text:style-name="P1">Ключевые слова, типы и встроенные процедуры в нижнем регистре помогают освоиться в языке новичкам, привыкшим к использованию регистронезависимых языков типа Паскаля. Если модуль начинается с ключевого слова module, то все ключевые слова, типы и встроенные процедуры в этом модуле должны писаться строчными буквами. При работе в нижнем регистре идентификаторы, совпадающие с ключевыми словами в верхнем регистре, запрещены во избежание коллизий (во избежание экспорта идентификаторов типа FOR или CASE, которые потом нельзя будет использовать, работая в другом модуле с ключевыми словами в верхнем регистре).</text:p>
      <text:p text:style-name="P1"/>
      <text:p text:style-name="P1">Встроенная функция LCHR используется для двухбайтного типа <text:span text:style-name="T1">CHAR16</text:span>.</text:p>
      <text:p text:style-name="P1"/>
      <text:p text:style-name="P1">Секция CLOSE для деинициализации модуля аналогична по использованию Компонентному Паскалю.</text:p>
      <text:p text:style-name="P1"/>
      <text:p text:style-name="P1">Встроенные функции MIN и MAX аналогичны соответствующим функциям Компонентного Паскал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keep-together="auto" fo:hyphenation-ladder-count="no-limit" fo:text-indent="1cm" style:auto-text-indent="false" style:page-number="auto" fo:keep-with-next="auto"/>
      <style:text-properties fo:hyphenate="true" fo:hyphenation-remain-char-count="2" fo:hyphenation-push-char-count="2"/>
    </style:style>
    <style:style style:name="Heading" style:family="paragraph" style:next-style-name="Text_20_body" style:class="text" style:master-page-name="">
      <style:paragraph-properties fo:margin-top="0cm" fo:margin-bottom="0cm" fo:text-align="center" style:justify-single-word="false" style:page-number="auto" fo:keep-with-next="auto"/>
      <style:text-properties style:font-name="Arial"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5-03T10:54:23.90</meta:creation-date>
    <dc:title>AlexBogy</dc:title>
    <meta:editing-duration>PT3M10S</meta:editing-duration>
    <meta:editing-cycles>2</meta:editing-cycles>
    <meta:generator>OpenOffice/4.1.13$Win32 OpenOffice.org_project/4113m1$Build-9810</meta:generator>
    <meta:initial-creator>Александр Богданов</meta:initial-creator>
    <dc:date>2023-05-03T13:12:39.82</dc:date>
    <dc:creator>Александр Богданов</dc:creator>
    <meta:document-statistic meta:table-count="0" meta:image-count="0" meta:object-count="0" meta:page-count="2" meta:paragraph-count="45" meta:word-count="790" meta:character-count="5658"/>
    <meta:template xlink:type="simple" xlink:actuate="onRequest" xlink:title="AlexBogy" xlink:href="file:///C:/Users/AlexBogy/AppData/Roaming/OpenOffice/4/user/template/AlexBogy.ott" meta:date="2023-05-03T10:54:23.77"/>
  </office:meta>
</office:document-meta>
</file>